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1b2798" officeooo:paragraph-rsid="001b2798"/>
    </style:style>
    <style:style style:name="T1" style:family="text">
      <style:text-properties officeooo:rsid="001b27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ext:tab/><text:tab/><text:tab/><text:tab/>+<text:tab/><text:tab/><text:tab/><text:tab/><text:tab/>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Rechtes Auge abdecken und mit dem linken Auge auf Kreis schauen</text:p>
      <text:p text:style-name="P1"/>
      <text:p text:style-name="P1">oder</text:p>
      <text:p text:style-name="P1"/>
      <text:p text:style-name="P1">linkes Auge abdecken und mit dem rechten Auge auf das Kreuz sehen</text:p>
      <text:p text:style-name="P1"/>
      <text:p text:style-name="P1">dann das Blatt langsam aus ca 40cm Entfernung auf das Gesicht zubewegen bis entweder Kreuz oder Kreis verschwinden (Linkes Auge abgedeckt sollte der Kreis verschwinden, rechtes Auge das Kreuz verschwinden). Blinden Fleck des jeweiligen Auges gefunde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FandolFang R"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FandolFang R"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ert Johnen</meta:initial-creator>
    <meta:creation-date>2021-06-10T19:22:44.095102292</meta:creation-date>
    <dc:date>2021-06-10T20:17:51.983902197</dc:date>
    <dc:creator>Robert Johnen</dc:creator>
    <meta:editing-duration>PT55M10S</meta:editing-duration>
    <meta:editing-cycles>1</meta:editing-cycles>
    <meta:document-statistic meta:table-count="0" meta:image-count="0" meta:object-count="0" meta:page-count="1" meta:paragraph-count="5" meta:word-count="62" meta:character-count="396" meta:non-whitespace-character-count="331"/>
    <meta:generator>LibreOffice/7.1.3.2$Linux_X86_64 LibreOffice_project/10$Build-2</meta:generator>
  </office:meta>
</office:document-meta>
</file>